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dfa" officeooo:paragraph-rsid="00032dfa"/>
    </style:style>
    <style:style style:name="P2" style:family="paragraph" style:parent-style-name="Standard">
      <style:text-properties officeooo:rsid="0003e737" officeooo:paragraph-rsid="0003e737"/>
    </style:style>
    <style:style style:name="P3" style:family="paragraph" style:parent-style-name="Standard">
      <style:text-properties officeooo:rsid="00048ca5" officeooo:paragraph-rsid="00048ca5"/>
    </style:style>
    <style:style style:name="P4" style:family="paragraph" style:parent-style-name="Standard">
      <style:text-properties officeooo:rsid="00050759" officeooo:paragraph-rsid="00050759"/>
    </style:style>
    <style:style style:name="P5" style:family="paragraph" style:parent-style-name="Standard">
      <style:text-properties officeooo:rsid="00054318" officeooo:paragraph-rsid="00054318"/>
    </style:style>
    <style:style style:name="P6" style:family="paragraph" style:parent-style-name="Standard">
      <style:text-properties officeooo:rsid="0005932b" officeooo:paragraph-rsid="0005932b"/>
    </style:style>
    <style:style style:name="P7" style:family="paragraph" style:parent-style-name="Standard">
      <style:text-properties officeooo:rsid="00075ee0" officeooo:paragraph-rsid="00075ee0"/>
    </style:style>
    <style:style style:name="T1" style:family="text">
      <style:text-properties officeooo:rsid="0003e737"/>
    </style:style>
    <style:style style:name="T2" style:family="text">
      <style:text-properties officeooo:rsid="00048ca5"/>
    </style:style>
    <style:style style:name="T3" style:family="text">
      <style:text-properties officeooo:rsid="00050759"/>
    </style:style>
    <style:style style:name="T4" style:family="text">
      <style:text-properties officeooo:rsid="000804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jango API</text:p>
      <text:p text:style-name="Standard">Модели:</text:p>
      <text:p text:style-name="P1">1. Пользователи</text:p>
      <text:p text:style-name="P1"/>
      <text:p text:style-name="P1"><text:tab/>1.1. Продавец</text:p>
      <text:p text:style-name="P1"/>
      <text:p text:style-name="P1"><text:tab/><text:tab/>1.1.1. Админ</text:p>
      <text:p text:style-name="P1"><text:tab/><text:tab/>Следит за работой сервера, регистрирует пользователей по заявкам</text:p>
      <text:p text:style-name="P1"><text:tab/><text:tab/>1.1.2. Менеджер</text:p>
      <text:p text:style-name="P1"><text:tab/><text:tab/><text:span text:style-name="T2">Принимает запросы на талоны, проверяет оплату, меняет статус заказанных <text:tab/><text:tab/>талонов, на подтвержденные</text:span></text:p>
      <text:p text:style-name="P1"><text:tab/><text:tab/>1.1.3. Кассир<text:span text:style-name="T3"> </text:span></text:p>
      <text:p text:style-name="P1"><text:tab/><text:tab/><text:span text:style-name="T2">Взаимодействует с водителями-клиентами</text:span></text:p>
      <text:p text:style-name="P1"><text:tab/>1.2. Клиенты</text:p>
      <text:p text:style-name="P1"/>
      <text:p text:style-name="P1"><text:tab/><text:tab/>1.2.1. Менеджеры</text:p>
      <text:p text:style-name="P1"><text:tab/><text:tab/><text:span text:style-name="T2">Распределяет имеющиеся в распоряжении организации талоны между <text:tab/><text:tab/><text:tab/>водителями</text:span></text:p>
      <text:p text:style-name="P1"><text:tab/><text:tab/>1.2.2. Водители</text:p>
      <text:p text:style-name="P1"><text:tab/><text:tab/><text:span text:style-name="T2">Взаимодействует с кассирами, с помощью мобильного приложения использует <text:tab/><text:tab/>талоны, получает ГСМ</text:span></text:p>
      <text:p text:style-name="P1">2. Организации <text:span text:style-name="T1">(клиенты)</text:span></text:p>
      <text:p text:style-name="P3"><text:tab/>Модель хранит информацию по организациям, их общие данные, а также данные по заказанным, подтвержденным и использованным талонам</text:p>
      <text:p text:style-name="P1"/>
      <text:p text:style-name="P1"/>
      <text:p text:style-name="P1">3. Талоны</text:p>
      <text:p text:style-name="P1"/>
      <text:p text:style-name="P1"><text:tab/>3.1. Заказанные</text:p>
      <text:p text:style-name="P1"><text:tab/>3.2. Подтвержденные</text:p>
      <text:p text:style-name="P1"><text:tab/></text:p>
      <text:p text:style-name="P1"/>
      <text:p text:style-name="P6">4. Привязанные талоны</text:p>
      <text:p text:style-name="P6"><text:tab/>4.1. Назначенные на водителя</text:p>
      <text:p text:style-name="P6"><text:tab/>4.2. Использованные водителем</text:p>
      <text:p text:style-name="P1"/>
      <text:p text:style-name="P1"/>
      <text:p text:style-name="P1"/>
      <text:p text:style-name="P1">Приложения в <text:span text:style-name="T4">djangoAPI</text:span>:</text:p>
      <text:p text:style-name="P2">1. users (регистрация, авторизация)</text:p>
      <text:p text:style-name="P2">2. tickets (обработка заявок на талоны, учет количества)</text:p>
      <text:p text:style-name="P2"/>
      <text:p text:style-name="P2">Мобильное приложение:</text:p>
      <text:p text:style-name="P2"/>
      <text:p text:style-name="P2">Функционал:</text:p>
      <text:p text:style-name="P2">1. Авторизация водителя</text:p>
      <text:p text:style-name="P3"><text:tab/>Водитель авторизуется в приложении, получает данные по имеющимся у него талонам.</text:p>
      <text:p text:style-name="P2">2. Взаимодействие водителя-клиента и кассира-продавца</text:p>
      <text:p text:style-name="P3"><text:tab/>После авторизации в приложении водитель может выбрать тип ГСМ и количество, которые он хочет получить на АЗС, после ввода данных водителем, приложение генерирует qr код, который в свою очередь сканирует кассир, и приложение кассира отправляет запрос на <text:soft-page-break/>сервер, который подтверждает либо отрицает достоверность данных предоставленных от водителя, в случае положительного ответа от сервера - регистрируется факт отпуска ГСМ водителю от АЗС.</text:p>
      <text:p text:style-name="P3"/>
      <text:p text:style-name="P3">Приложение кассира:</text:p>
      <text:p text:style-name="P3"/>
      <text:p text:style-name="P3">Функц<text:span text:style-name="T3">ионал:</text:span></text:p>
      <text:p text:style-name="P4">1. Обрабатывает qr код, отправляет запрос на сервер, получает ответ от сервера.</text:p>
      <text:p text:style-name="P4"/>
      <text:p text:style-name="P4">Приложение менеджера-клиента:</text:p>
      <text:p text:style-name="P4">Функционал:</text:p>
      <text:p text:style-name="P4">Отправка заявок на приобретение талонов, распределение талонов на своих водителей</text:p>
      <text:p text:style-name="P2"/>
      <text:p text:style-name="P2"/>
      <text:p text:style-name="P5">Логика процесса жизни талонов. Менеджер-клиента отправляет заявку на покупку талонов, в которой указывается количество и тип ГСМ. Менеджер-продавца увидев данную заявку, отправляет клиенту счет на оплату, после оплаты, менеджер-продавец меняет статус талонов по заявке на «подтвержденные». С этого момента менеджер-клиент может распределить подтвержденные талоны на своих водителей. Водители в своем приложении видят талоны, которые к ним прикрепили и использует их через приложение на АЗС.</text:p>
      <text:p text:style-name="P5"/>
      <text:p text:style-name="P5"/>
      <text:p text:style-name="P7">Итого приложений</text:p>
      <text:p text:style-name="P7">1. API</text:p>
      <text:p text:style-name="P7">2. Клиентское для менеджера</text:p>
      <text:p text:style-name="P7">3. Клиентское для водителей (мобильное)</text:p>
      <text:p text:style-name="P7">4. Для кассира</text:p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8:29:58.354380282</meta:creation-date>
    <dc:date>2025-03-18T21:12:57.438763194</dc:date>
    <meta:editing-duration>PT14M4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45" meta:word-count="303" meta:character-count="2366" meta:non-whitespace-character-count="2069"/>
  </office:meta>
</office:document-meta>
</file>